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3989e9" officeooo:paragraph-rsid="003989e9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Arial2" fo:font-size="12pt" officeooo:paragraph-rsid="002058c9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5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8d76" officeooo:paragraph-rsid="003af501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f7d5" officeooo:paragraph-rsid="003af501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31f7d5" officeooo:paragraph-rsid="0032f0ed" style:font-name-asian="Arial3" style:font-size-asian="12pt" style:font-style-asian="normal" style:font-weight-asian="normal" style:font-name-complex="Arial3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4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officeooo:paragraph-rsid="00391bcc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officeooo:paragraph-rsid="003af501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2efd6a" style:font-size-asian="12pt" style:font-style-asian="normal" style:font-weight-asian="normal" style:font-size-complex="12pt" style:text-emphasize="none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ead7" officeooo:paragraph-rsid="003af501" style:font-size-asian="12pt" style:font-style-asian="normal" style:font-weight-asian="normal" style:font-size-complex="12pt" style:text-emphasize="none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3989e9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215e2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989e9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8d76" style:font-size-asian="12pt" style:font-style-asian="normal" style:font-weight-asian="normal" style:font-size-complex="12pt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ead7" style:font-size-asian="12pt" style:font-style-asian="normal" style:font-weight-asian="normal" style:font-size-complex="12pt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1bcc" style:font-size-asian="12pt" style:font-style-asian="normal" style:font-weight-asian="normal" style:font-size-complex="12pt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a73d2" style:font-size-asian="12pt" style:font-style-asian="normal" style:font-weight-asian="normal" style:font-size-complex="12pt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78d76" style:font-size-asian="12pt" style:font-style-asian="normal" style:font-weight-asian="normal" style:font-size-complex="12pt" style:text-emphasize="none"/>
    </style:style>
    <style:style style:name="T17" style:family="text">
      <style:text-properties officeooo:rsid="00129edb"/>
    </style:style>
    <style:style style:name="T18" style:family="text">
      <style:text-properties officeooo:rsid="001adcec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1" style:family="text">
      <style:text-properties officeooo:rsid="002f63c7"/>
    </style:style>
    <style:style style:name="T22" style:family="text">
      <style:text-properties fo:language="ro" fo:country="RO" officeooo:rsid="002f63c7" style:font-size-asian="12pt" style:font-size-complex="12pt"/>
    </style:style>
    <style:style style:name="T23" style:family="text">
      <style:text-properties fo:language="ro" fo:country="RO" officeooo:rsid="00254b51" style:font-size-asian="12pt" style:font-size-complex="12pt"/>
    </style:style>
    <style:style style:name="T24" style:family="text">
      <style:text-properties fo:language="ro" fo:country="RO" officeooo:rsid="0035abf2" style:font-size-asian="12pt" style:font-size-complex="12pt"/>
    </style:style>
    <style:style style:name="T25" style:family="text">
      <style:text-properties fo:language="ro" fo:country="RO" officeooo:rsid="0036ebcb" style:font-size-asian="12pt" style:font-size-complex="12pt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12pt" fo:letter-spacing="normal" fo:language="en" fo:country="GB" fo:font-style="normal" fo:text-shadow="none" style:text-underline-style="none" fo:font-weight="normal" officeooo:rsid="0037ead7" style:font-size-asian="12pt" style:font-style-asian="normal" style:font-weight-asian="normal" style:font-size-complex="12pt" style:text-emphasize="none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12pt" fo:letter-spacing="normal" fo:language="en" fo:country="GB" fo:font-style="normal" fo:text-shadow="none" style:text-underline-style="none" fo:font-weight="normal" officeooo:rsid="00391bcc" style:font-size-asian="12pt" style:font-style-asian="normal" style:font-weight-asian="normal" style:font-size-complex="12pt" style:text-emphasize="none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5abf2" style:font-size-asian="12pt" style:font-style-asian="normal" style:font-weight-asian="normal" style:font-size-complex="12pt" style:text-emphasize="none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7ead7" style:font-size-asian="12pt" style:font-style-asian="normal" style:font-weight-asian="normal" style:font-size-complex="12pt" style:text-emphasize="none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91bcc" style:font-size-asian="12pt" style:font-style-asian="normal" style:font-weight-asian="normal" style:font-size-complex="12pt" style:text-emphasize="none"/>
    </style:style>
    <style:style style:name="T31" style:family="text">
      <style:text-properties style:font-name="Arial2"/>
    </style:style>
    <style:style style:name="T32" style:family="text">
      <style:text-properties style:font-name="Arial2" officeooo:rsid="003a73d2"/>
    </style:style>
    <style:style style:name="T33" style:family="text">
      <style:text-properties officeooo:rsid="003a73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27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3"><text:span text:style-name="T24">Sort button</text:span><text:span text:style-name="T22"> </text:span><text:span text:style-name="T23">–</text:span><text:span text:style-name="T24"> </text:span><text:span text:style-name="T25">user can not select </text:span><text:span text:style-name="T28">sort by </text:span><text:span text:style-name="T29">price (high </text:span><text:span text:style-name="T30">to low</text:span><text:span text:style-name="T29">)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4">2</text:span><text:span text:style-name="T5">5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7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19">Chrome </text:span><text:span text:style-name="T20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8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1">1</text:span></text:p>
          </table:table-cell>
        </table:table-row>
      </table:table>
      <text:p text:style-name="P1"/>
      <text:p text:style-name="P1"/>
      <text:p text:style-name="P10">Description</text:p>
      <text:p text:style-name="P26"><text:span text:style-name="T11">When click</text:span><text:span text:style-name="T14">ing</text:span><text:span text:style-name="T11"> sort by </text:span><text:span text:style-name="T12">price </text:span><text:span text:style-name="T26">(high </text:span><text:span text:style-name="T27">to low</text:span><text:span text:style-name="T26">)</text:span><text:span text:style-name="T11">,</text:span><text:span text:style-name="T10"> the sort button remains</text:span><text:span text:style-name="T14"> unchanged (</text:span><text:span text:style-name="T10">first default state of sorting filter </text:span><text:span text:style-name="T14">- </text:span><text:span text:style-name="T10">name A to Z) and products are </text:span><text:span text:style-name="T14">still </text:span><text:span text:style-name="T10">sorted by name from A to Z.</text:span></text:p>
      <text:p text:style-name="P17"/>
      <text:p text:style-name="P27"><text:s text:c="2"/></text:p>
      <text:p text:style-name="P10">Steps to reproduce</text:p>
      <text:p text:style-name="P15">1. access site www.saucedemo.com in Chrome </text:p>
      <text:p text:style-name="P22"><text:span text:style-name="T7">2. insert valid data in field “Username” </text:span><text:span text:style-name="T8">(</text:span><text:span text:style-name="T9">error</text:span><text:span text:style-name="T8">_user)</text:span></text:p>
      <text:p text:style-name="P22"><text:span text:style-name="T7">3. insert valid data in field “Password” </text:span><text:span text:style-name="T8">(secret_sauce)</text:span></text:p>
      <text:p text:style-name="P16">4. press “Login” button</text:p>
      <text:p text:style-name="P24"><text:span text:style-name="T15">5. c</text:span><text:span text:style-name="T16">lick</text:span><text:span text:style-name="T15"> from sort button the sorting </text:span><text:span text:style-name="T11">by </text:span><text:span text:style-name="T12">price </text:span><text:span text:style-name="T26">(high </text:span><text:span text:style-name="T27">to low</text:span><text:span text:style-name="T26">)</text:span></text:p>
      <text:p text:style-name="P11"/>
      <text:p text:style-name="P11"/>
      <text:p text:style-name="P10">Expected result</text:p>
      <text:p text:style-name="P26"><text:span text:style-name="T11">When click</text:span><text:span text:style-name="T14">ing</text:span><text:span text:style-name="T11"> sort by </text:span><text:span text:style-name="T12">price </text:span><text:span text:style-name="T26">(high </text:span><text:span text:style-name="T27">to low</text:span><text:span text:style-name="T26">)</text:span><text:span text:style-name="T11">, </text:span><text:span text:style-name="T10">the sort button </text:span><text:span text:style-name="T11">is </text:span><text:span text:style-name="T14">changed to sort by</text:span><text:span text:style-name="T11"> </text:span><text:span text:style-name="T12">price </text:span><text:span text:style-name="T26">(high </text:span><text:span text:style-name="T27">to low</text:span><text:span text:style-name="T26">)</text:span><text:span text:style-name="T10"> and products are sorted </text:span><text:span text:style-name="T11">by </text:span><text:span text:style-name="T12">price from high </text:span><text:span text:style-name="T13">to low</text:span><text:span text:style-name="T12">.</text:span></text:p>
      <text:p text:style-name="P28"/>
      <text:p text:style-name="P14"/>
      <text:p text:style-name="P10">Actual result</text:p>
      <text:p text:style-name="P18"><text:span text:style-name="T32">T</text:span><text:span text:style-name="T31">he sort button remains</text:span><text:span text:style-name="T32"> unchanged</text:span><text:span text:style-name="T31"> </text:span><text:span text:style-name="T32">(</text:span><text:span text:style-name="T31">first </text:span>default state of sorting filter<text:span text:style-name="T33"> - </text:span>name A to Z) and products are <text:span text:style-name="T33">still </text:span>sorted by name from A to Z.</text:p>
      <text:p text:style-name="P19"/>
      <text:p text:style-name="P13"/>
      <text:p text:style-name="P10">Notes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5</meta:editing-cycles>
    <meta:creation-date>2024-02-05T18:33:00</meta:creation-date>
    <dc:date>2024-05-04T15:15:37.364000000</dc:date>
    <meta:editing-duration>PT2H9M44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37" meta:word-count="186" meta:character-count="1075" meta:non-whitespace-character-count="916"/>
    <meta:user-defined meta:name="AppVersion">16.0000</meta:user-defined>
    <meta:template xlink:type="simple" xlink:actuate="onRequest" xlink:title="Normal" xlink:href=""/>
  </office:meta>
</office:document-meta>
</file>